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34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2e0ae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35pt" svg:x="425.08pt" svg:y="166.2pt">
            <draw:object draw:notify-on-update-of-ranges="Sheet1.A1:Sheet1.A1 Sheet1.A2:Sheet1.A11 Sheet1.G1:Sheet1.G1 Sheet1.G2:Sheet1.G11 Sheet1.A2:Sheet1.A11 Sheet1.J1:Sheet1.J1 Sheet1.J2:Sheet1.J11 Sheet1.A2:Sheet1.A11 Sheet1.I1:Sheet1.I1 Sheet1.I2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37pt" svg:x="94.37pt" svg:y="488.95pt">
            <draw:object draw:notify-on-update-of-ranges="Sheet1.A1:Sheet1.A1 Sheet1.C27:Sheet1.C36 Sheet1.A1:Sheet1.A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BSR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axCo</text:p>
          </table:table-cell>
          <table:table-cell office:value-type="string" calcext:value-type="string">
            <text:p>Power flow</text:p>
          </table:table-cell>
          <table:table-cell table:style-name="ce1" office:value-type="string" calcext:value-type="string">
            <text:p>Power</text:p>
          </table:table-cell>
          <table:table-cell office:value-type="string" calcext:value-type="string">
            <text:p>Cp</text:p>
          </table:table-cell>
          <table:table-cell table:style-name="ce1" office:value-type="string" calcext:value-type="string">
            <text:p>Power 120</text:p>
          </table:table-cell>
          <table:table-cell office:value-type="string" calcext:value-type="string">
            <text:p>Cp 120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table:formula="of:=2*PI()/60*100" office:value-type="float" office:value="10.471975511966" calcext:value-type="float">
            <text:p>10.471975511966</text:p>
          </table:table-cell>
          <table:table-cell table:formula="of:=[.$B$2]*[.$B$9]/[.A2]" office:value-type="float" office:value="5.75958653158129" calcext:value-type="float">
            <text:p>5.75958653158129</text:p>
          </table:table-cell>
          <table:table-cell table:formula="of:=[.$D$6]/[.$C$6]*[.C2]" office:value-type="float" office:value="175" calcext:value-type="float">
            <text:p>175</text:p>
          </table:table-cell>
          <table:table-cell table:formula="of:=[.C2]^3/2*[.$B$22]*[.$B$17]" office:value-type="float" office:value="2430.96562811732" calcext:value-type="float">
            <text:p>2430.96562811732</text:p>
          </table:table-cell>
          <table:table-cell table:style-name="ce1" office:value-type="float" office:value="231.309697474" calcext:value-type="float">
            <text:p>231.309697474</text:p>
          </table:table-cell>
          <table:table-cell table:formula="of:=[.F2]/[.E2]" office:value-type="float" office:value="0.0951513648727068" calcext:value-type="float">
            <text:p>0.095151364872707</text:p>
          </table:table-cell>
          <table:table-cell table:style-name="ce1" office:value-type="float" office:value="235.816876606" calcext:value-type="float">
            <text:p>235.816876606</text:p>
          </table:table-cell>
          <table:table-cell table:formula="of:=[.H2]/[.E2]" office:value-type="float" office:value="0.0970054343337755" calcext:value-type="float">
            <text:p>0.097005434333776</text:p>
          </table:table-cell>
          <table:table-cell table:formula="of:=[.I2]-[.G2]" office:value-type="float" office:value="0.0018540694610687" calcext:value-type="float">
            <text:p>0.001854069461069</text:p>
          </table:table-cell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/>
          <table:table-cell table:formula="of:=[.$B$2]*[.$B$9]/[.A3]" office:value-type="float" office:value="2.30383461263251" calcext:value-type="float">
            <text:p>2.30383461263251</text:p>
          </table:table-cell>
          <table:table-cell table:formula="of:=[.$D$6]/[.$C$6]*[.C3]" office:value-type="float" office:value="70" calcext:value-type="float">
            <text:p>70</text:p>
          </table:table-cell>
          <table:table-cell table:formula="of:=[.C3]^3/2*[.$B$22]*[.$B$17]" office:value-type="float" office:value="155.581800199509" calcext:value-type="float">
            <text:p>155.581800199509</text:p>
          </table:table-cell>
          <table:table-cell table:style-name="ce1" office:value-type="float" office:value="44.7832513893" calcext:value-type="float">
            <text:p>44.7832513893</text:p>
          </table:table-cell>
          <table:table-cell table:formula="of:=[.F3]/[.E3]" office:value-type="float" office:value="0.287843766635125" calcext:value-type="float">
            <text:p>0.287843766635125</text:p>
          </table:table-cell>
          <table:table-cell table:style-name="ce1" office:value-type="float" office:value="45.9061419176" calcext:value-type="float">
            <text:p>45.9061419176</text:p>
          </table:table-cell>
          <table:table-cell table:formula="of:=[.H3]/[.E3]" office:value-type="float" office:value="0.295061130921051" calcext:value-type="float">
            <text:p>0.295061130921051</text:p>
          </table:table-cell>
          <table:table-cell table:formula="of:=[.I3]-[.G3]" office:value-type="float" office:value="0.00721736428592601" calcext:value-type="float">
            <text:p>0.007217364285926</text:p>
          </table:table-cell>
        </table:table-row>
        <table:table-row table:style-name="ro1">
          <table:table-cell table:style-name="ce1" office:value-type="float" office:value="0.375" calcext:value-type="float">
            <text:p>0.375</text:p>
          </table:table-cell>
          <table:table-cell/>
          <table:table-cell table:formula="of:=[.$B$2]*[.$B$9]/[.A4]" office:value-type="float" office:value="1.53588974175501" calcext:value-type="float">
            <text:p>1.53588974175501</text:p>
          </table:table-cell>
          <table:table-cell table:formula="of:=[.$D$6]/[.$C$6]*[.C4]" office:value-type="float" office:value="46.6666666666667" calcext:value-type="float">
            <text:p>46.6666666666667</text:p>
          </table:table-cell>
          <table:table-cell table:formula="of:=[.C4]^3/2*[.$B$22]*[.$B$17]" office:value-type="float" office:value="46.0983111702248" calcext:value-type="float">
            <text:p>46.0983111702248</text:p>
          </table:table-cell>
          <table:table-cell table:style-name="ce1" office:value-type="float" office:value="16.7771858587" calcext:value-type="float">
            <text:p>16.7771858587</text:p>
          </table:table-cell>
          <table:table-cell table:formula="of:=[.F4]/[.E4]" office:value-type="float" office:value="0.363943611659607" calcext:value-type="float">
            <text:p>0.36394361165960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0.425" calcext:value-type="float">
            <text:p>0.425</text:p>
          </table:table-cell>
          <table:table-cell/>
          <table:table-cell table:formula="of:=[.$B$2]*[.$B$9]/[.A5]" office:value-type="float" office:value="1.3551968309603" calcext:value-type="float">
            <text:p>1.3551968309603</text:p>
          </table:table-cell>
          <table:table-cell table:formula="of:=[.$D$6]/[.$C$6]*[.C5]" office:value-type="float" office:value="41.1764705882353" calcext:value-type="float">
            <text:p>41.1764705882353</text:p>
          </table:table-cell>
          <table:table-cell table:formula="of:=[.C5]^3/2*[.$B$22]*[.$B$17]" office:value-type="float" office:value="31.6673723182391" calcext:value-type="float">
            <text:p>31.6673723182391</text:p>
          </table:table-cell>
          <table:table-cell table:style-name="ce1" office:value-type="float" office:value="12.3603554173" calcext:value-type="float">
            <text:p>12.3603554173</text:p>
          </table:table-cell>
          <table:table-cell table:formula="of:=[.F5]/[.E5]" office:value-type="float" office:value="0.390318315428431" calcext:value-type="float">
            <text:p>0.39031831542843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r</text:p>
          </table:table-cell>
          <table:table-cell table:formula="of:=[.$B$2]*[.$B$9]/[.A6]" office:value-type="float" office:value="1.15191730631626" calcext:value-type="float">
            <text:p>1.15191730631626</text:p>
          </table:table-cell>
          <table:table-cell office:value-type="float" office:value="35" calcext:value-type="float">
            <text:p>35</text:p>
          </table:table-cell>
          <table:table-cell table:formula="of:=[.C6]^3/2*[.$B$22]*[.$B$17]" office:value-type="float" office:value="19.4477250249386" calcext:value-type="float">
            <text:p>19.4477250249386</text:p>
          </table:table-cell>
          <table:table-cell table:style-name="ce1" office:value-type="float" office:value="7.93038993609" calcext:value-type="float">
            <text:p>7.93038993609</text:p>
          </table:table-cell>
          <table:table-cell table:formula="of:=[.F6]/[.E6]" office:value-type="float" office:value="0.407779826479475" calcext:value-type="float">
            <text:p>0.407779826479475</text:p>
          </table:table-cell>
          <table:table-cell table:style-name="ce1" office:value-type="float" office:value="7.95480125861" calcext:value-type="float">
            <text:p>7.95480125861</text:p>
          </table:table-cell>
          <table:table-cell table:formula="of:=[.H6]/[.E6]" office:value-type="float" office:value="0.409035054146912" calcext:value-type="float">
            <text:p>0.409035054146912</text:p>
          </table:table-cell>
          <table:table-cell table:formula="of:=[.I6]-[.G6]" office:value-type="float" office:value="0.00125522766743646" calcext:value-type="float">
            <text:p>0.001255227667436</text:p>
          </table:table-cell>
        </table:table-row>
        <table:table-row table:style-name="ro1">
          <table:table-cell table:style-name="ce1" office:value-type="float" office:value="0.575" calcext:value-type="float">
            <text:p>0.575</text:p>
          </table:table-cell>
          <table:table-cell/>
          <table:table-cell table:formula="of:=[.$B$2]*[.$B$9]/[.A7]" office:value-type="float" office:value="1.0016672228837" calcext:value-type="float">
            <text:p>1.0016672228837</text:p>
          </table:table-cell>
          <table:table-cell table:formula="of:=[.$D$6]/[.$C$6]*[.C7]" office:value-type="float" office:value="30.4347826086956" calcext:value-type="float">
            <text:p>30.4347826086956</text:p>
          </table:table-cell>
          <table:table-cell table:formula="of:=[.C7]^3/2*[.$B$22]*[.$B$17]" office:value-type="float" office:value="12.7871948877709" calcext:value-type="float">
            <text:p>12.7871948877709</text:p>
          </table:table-cell>
          <table:table-cell table:style-name="ce1" office:value-type="float" office:value="4.93294852137" calcext:value-type="float">
            <text:p>4.93294852137</text:p>
          </table:table-cell>
          <table:table-cell table:formula="of:=[.F7]/[.E7]" office:value-type="float" office:value="0.385772529836677" calcext:value-type="float">
            <text:p>0.385772529836677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0.625" calcext:value-type="float">
            <text:p>0.625</text:p>
          </table:table-cell>
          <table:table-cell/>
          <table:table-cell table:formula="of:=[.$B$2]*[.$B$9]/[.A8]" office:value-type="float" office:value="0.921533845053006" calcext:value-type="float">
            <text:p>0.921533845053006</text:p>
          </table:table-cell>
          <table:table-cell table:formula="of:=[.$D$6]/[.$C$6]*[.C8]" office:value-type="float" office:value="28" calcext:value-type="float">
            <text:p>28</text:p>
          </table:table-cell>
          <table:table-cell table:formula="of:=[.C8]^3/2*[.$B$22]*[.$B$17]" office:value-type="float" office:value="9.95723521276855" calcext:value-type="float">
            <text:p>9.95723521276855</text:p>
          </table:table-cell>
          <table:table-cell table:style-name="ce1" office:value-type="float" office:value="3.58593868415" calcext:value-type="float">
            <text:p>3.58593868415</text:p>
          </table:table-cell>
          <table:table-cell table:formula="of:=[.F8]/[.E8]" office:value-type="float" office:value="0.360133973690971" calcext:value-type="float">
            <text:p>0.36013397369097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table:formula="of:=55/1000" office:value-type="float" office:value="0.055" calcext:value-type="float">
            <text:p>0.055</text:p>
          </table:table-cell>
          <table:table-cell table:formula="of:=[.$B$2]*[.$B$9]/[.A9]" office:value-type="float" office:value="0.767944870877505" calcext:value-type="float">
            <text:p>0.767944870877505</text:p>
          </table:table-cell>
          <table:table-cell table:formula="of:=[.$D$6]/[.$C$6]*[.C9]" office:value-type="float" office:value="23.3333333333333" calcext:value-type="float">
            <text:p>23.3333333333333</text:p>
          </table:table-cell>
          <table:table-cell table:formula="of:=[.C9]^3/2*[.$B$22]*[.$B$17]" office:value-type="float" office:value="5.7622888962781" calcext:value-type="float">
            <text:p>5.7622888962781</text:p>
          </table:table-cell>
          <table:table-cell table:style-name="ce1" office:value-type="float" office:value="1.50671756951" calcext:value-type="float">
            <text:p>1.50671756951</text:p>
          </table:table-cell>
          <table:table-cell table:formula="of:=[.F9]/[.E9]" office:value-type="float" office:value="0.261479005414532" calcext:value-type="float">
            <text:p>0.261479005414532</text:p>
          </table:table-cell>
          <table:table-cell table:style-name="ce1" office:value-type="float" office:value="1.49183528959" calcext:value-type="float">
            <text:p>1.49183528959</text:p>
          </table:table-cell>
          <table:table-cell table:formula="of:=[.H9]/[.E9]" office:value-type="float" office:value="0.258896302570596" calcext:value-type="float">
            <text:p>0.258896302570596</text:p>
          </table:table-cell>
          <table:table-cell table:formula="of:=[.I9]-[.G9]" office:value-type="float" office:value="-0.0025827028439363" calcext:value-type="float">
            <text:p>-0.002582702843936</text:p>
          </table:table-cell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/>
          <table:table-cell table:formula="of:=[.$B$2]*[.$B$9]/[.A10]" office:value-type="float" office:value="0.639954059064587" calcext:value-type="float">
            <text:p>0.639954059064587</text:p>
          </table:table-cell>
          <table:table-cell table:formula="of:=[.$D$6]/[.$C$6]*[.C10]" office:value-type="float" office:value="19.4444444444444" calcext:value-type="float">
            <text:p>19.4444444444444</text:p>
          </table:table-cell>
          <table:table-cell table:formula="of:=[.C10]^3/2*[.$B$22]*[.$B$17]" office:value-type="float" office:value="3.33465792608686" calcext:value-type="float">
            <text:p>3.33465792608686</text:p>
          </table:table-cell>
          <table:table-cell table:style-name="ce1" office:value-type="float" office:value="0.2842517898" calcext:value-type="float">
            <text:p>0.2842517898</text:p>
          </table:table-cell>
          <table:table-cell table:formula="of:=[.F10]/[.E10]" office:value-type="float" office:value="0.0852416637929524" calcext:value-type="float">
            <text:p>0.085241663792952</text:p>
          </table:table-cell>
          <table:table-cell table:style-name="ce1" office:value-type="float" office:value="0.278405690676" calcext:value-type="float">
            <text:p>0.278405690676</text:p>
          </table:table-cell>
          <table:table-cell table:formula="of:=[.H10]/[.E10]" office:value-type="float" office:value="0.0834885307119649" calcext:value-type="float">
            <text:p>0.083488530711965</text:p>
          </table:table-cell>
          <table:table-cell table:formula="of:=[.I10]-[.G10]" office:value-type="float" office:value="-0.00175313308098747" calcext:value-type="float">
            <text:p>-0.00175313308098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formula="of:=[.$B$2]*[.$B$9]/[.A11]" office:value-type="float" office:value="0.575958653158129" calcext:value-type="float">
            <text:p>0.575958653158129</text:p>
          </table:table-cell>
          <table:table-cell table:formula="of:=[.$D$6]/[.$C$6]*[.C11]" office:value-type="float" office:value="17.5" calcext:value-type="float">
            <text:p>17.5</text:p>
          </table:table-cell>
          <table:table-cell table:formula="of:=[.C11]^3/2*[.$B$22]*[.$B$17]" office:value-type="float" office:value="2.43096562811732" calcext:value-type="float">
            <text:p>2.43096562811732</text:p>
          </table:table-cell>
          <table:table-cell table:style-name="ce1" office:value-type="float" office:value="-0.16891080726" calcext:value-type="float">
            <text:p>-0.16891080726</text:p>
          </table:table-cell>
          <table:table-cell table:formula="of:=[.F11]/[.E11]" office:value-type="float" office:value="-0.0694830092644355" calcext:value-type="float">
            <text:p>-0.069483009264436</text:p>
          </table:table-cell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table:formula="of:=2*[.B19]*[.B20]" office:value-type="float" office:value="0.0396" calcext:value-type="float">
            <text:p>0.0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table:formula="of:=[.B9]+[.B21]/2" office:value-type="float" office:value="0.09" calcext:value-type="float">
            <text:p>0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float" office:value="0.22" calcext:value-type="float">
            <text:p>0.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de H</text:p>
          </table:table-cell>
          <table:table-cell office:value-type="float" office:value="0.07" calcext:value-type="float">
            <text:p>0.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2<text:span text:style-name="T1">nd</text:span></text:p>
          </table:table-cell>
          <table:table-cell table:formula="of:=[.B19]^2*PI()" office:value-type="float" office:value="0.0254469004940773" calcext:value-type="float">
            <text:p>0.02544690049407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inlet p tot</text:p>
          </table:table-cell>
          <table:table-cell office:value-type="string" calcext:value-type="string">
            <text:p>outlet p tot</text:p>
          </table:table-cell>
          <table:table-cell office:value-type="string" calcext:value-type="string">
            <text:p>perc p drop</text:p>
          </table:table-cell>
          <table:table-cell table:number-columns-repeated="7"/>
        </table:table-row>
        <table:table-row table:style-name="ro1">
          <table:table-cell table:style-name="ce3" office:value-type="float" office:value="19.9037" calcext:value-type="float">
            <text:p>1.99E+01</text:p>
          </table:table-cell>
          <table:table-cell table:style-name="ce3" office:value-type="float" office:value="14.11677" calcext:value-type="float">
            <text:p>1.41E+01</text:p>
          </table:table-cell>
          <table:table-cell table:formula="of:=([.A27]-[.B27])/[.A27]*100" office:value-type="float" office:value="29.0746444128479" calcext:value-type="float">
            <text:p>29.0746444128479</text:p>
          </table:table-cell>
          <table:table-cell table:number-columns-repeated="7"/>
        </table:table-row>
        <table:table-row table:style-name="ro1">
          <table:table-cell table:style-name="ce3" office:value-type="float" office:value="3.18459" calcext:value-type="float">
            <text:p>3.18E+00</text:p>
          </table:table-cell>
          <table:table-cell table:style-name="ce3" office:value-type="float" office:value="2.163611" calcext:value-type="float">
            <text:p>2.16E+00</text:p>
          </table:table-cell>
          <table:table-cell table:formula="of:=([.A28]-[.B28])/[.A28]*100" office:value-type="float" office:value="32.0599826037261" calcext:value-type="float">
            <text:p>32.0599826037261</text:p>
          </table:table-cell>
          <table:table-cell table:number-columns-repeated="7"/>
        </table:table-row>
        <table:table-row table:style-name="ro1">
          <table:table-cell table:style-name="ce3" office:value-type="float" office:value="1.41537" calcext:value-type="float">
            <text:p>1.42E+00</text:p>
          </table:table-cell>
          <table:table-cell table:style-name="ce3" office:value-type="float" office:value="1.005286" calcext:value-type="float">
            <text:p>1.01E+00</text:p>
          </table:table-cell>
          <table:table-cell table:formula="of:=([.A29]-[.B29])/[.A29]*100" office:value-type="float" office:value="28.9736252711305" calcext:value-type="float">
            <text:p>28.9736252711305</text:p>
          </table:table-cell>
          <table:table-cell table:number-columns-repeated="7"/>
        </table:table-row>
        <table:table-row table:style-name="ro1">
          <table:table-cell table:style-name="ce3" office:value-type="float" office:value="1.10194" calcext:value-type="float">
            <text:p>1.10E+00</text:p>
          </table:table-cell>
          <table:table-cell table:style-name="ce3" office:value-type="float" office:value="0.8072804" calcext:value-type="float">
            <text:p>8.07E-01</text:p>
          </table:table-cell>
          <table:table-cell table:formula="of:=([.A30]-[.B30])/[.A30]*100" office:value-type="float" office:value="26.7400765921919" calcext:value-type="float">
            <text:p>26.7400765921919</text:p>
          </table:table-cell>
          <table:table-cell table:number-columns-repeated="7"/>
        </table:table-row>
        <table:table-row table:style-name="ro1">
          <table:table-cell table:style-name="ce3" office:value-type="float" office:value="0.796148" calcext:value-type="float">
            <text:p>7.96E-01</text:p>
          </table:table-cell>
          <table:table-cell table:style-name="ce3" office:value-type="float" office:value="0.6080367" calcext:value-type="float">
            <text:p>6.08E-01</text:p>
          </table:table-cell>
          <table:table-cell table:formula="of:=([.A31]-[.B31])/[.A31]*100" office:value-type="float" office:value="23.6276797781317" calcext:value-type="float">
            <text:p>23.6276797781317</text:p>
          </table:table-cell>
          <table:table-cell table:number-columns-repeated="7"/>
        </table:table-row>
        <table:table-row table:style-name="ro1">
          <table:table-cell table:style-name="ce3" office:value-type="float" office:value="0.602002" calcext:value-type="float">
            <text:p>6.02E-01</text:p>
          </table:table-cell>
          <table:table-cell table:style-name="ce3" office:value-type="float" office:value="0.4799196" calcext:value-type="float">
            <text:p>4.80E-01</text:p>
          </table:table-cell>
          <table:table-cell table:formula="of:=([.A32]-[.B32])/[.A32]*100" office:value-type="float" office:value="20.2794010651127" calcext:value-type="float">
            <text:p>20.2794010651127</text:p>
          </table:table-cell>
          <table:table-cell table:number-columns-repeated="7"/>
        </table:table-row>
        <table:table-row table:style-name="ro1">
          <table:table-cell table:style-name="ce3" office:value-type="float" office:value="0.509535" calcext:value-type="float">
            <text:p>5.10E-01</text:p>
          </table:table-cell>
          <table:table-cell table:style-name="ce3" office:value-type="float" office:value="0.418555" calcext:value-type="float">
            <text:p>4.19E-01</text:p>
          </table:table-cell>
          <table:table-cell table:formula="of:=([.A33]-[.B33])/[.A33]*100" office:value-type="float" office:value="17.8554956970571" calcext:value-type="float">
            <text:p>17.8554956970571</text:p>
          </table:table-cell>
          <table:table-cell table:number-columns-repeated="7"/>
        </table:table-row>
        <table:table-row table:style-name="ro1">
          <table:table-cell table:style-name="ce3" office:value-type="float" office:value="0.353844" calcext:value-type="float">
            <text:p>3.54E-01</text:p>
          </table:table-cell>
          <table:table-cell table:style-name="ce3" office:value-type="float" office:value="0.3104535" calcext:value-type="float">
            <text:p>3.10E-01</text:p>
          </table:table-cell>
          <table:table-cell table:formula="of:=([.A34]-[.B34])/[.A34]*100" office:value-type="float" office:value="12.2626072506528" calcext:value-type="float">
            <text:p>12.2626072506528</text:p>
          </table:table-cell>
          <table:table-cell table:number-columns-repeated="7"/>
        </table:table-row>
        <table:table-row table:style-name="ro1">
          <table:table-cell table:style-name="ce3" office:value-type="float" office:value="0.245725" calcext:value-type="float">
            <text:p>2.46E-01</text:p>
          </table:table-cell>
          <table:table-cell table:style-name="ce3" office:value-type="float" office:value="0.2314712" calcext:value-type="float">
            <text:p>2.31E-01</text:p>
          </table:table-cell>
          <table:table-cell table:formula="of:=([.A35]-[.B35])/[.A35]*100" office:value-type="float" office:value="5.80071217824804" calcext:value-type="float">
            <text:p>5.80071217824804</text:p>
          </table:table-cell>
          <table:table-cell table:number-columns-repeated="7"/>
        </table:table-row>
        <table:table-row table:style-name="ro1">
          <table:table-cell table:style-name="ce3" office:value-type="float" office:value="0.199037" calcext:value-type="float">
            <text:p>1.99E-01</text:p>
          </table:table-cell>
          <table:table-cell table:style-name="ce3" office:value-type="float" office:value="0.1957784" calcext:value-type="float">
            <text:p>1.96E-01</text:p>
          </table:table-cell>
          <table:table-cell table:formula="of:=([.A36]-[.B36])/[.A36]*100" office:value-type="float" office:value="1.63718303631988" calcext:value-type="float">
            <text:p>1.6371830363198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8:44:33.862117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0:53:56.749031373</meta:creation-date>
    <dc:date>2018-06-22T19:02:39.589103783</dc:date>
    <meta:editing-duration>PT7H5M37S</meta:editing-duration>
    <meta:editing-cycles>20</meta:editing-cycles>
    <meta:generator>LibreOffice/6.0.3.2$Linux_X86_64 LibreOffice_project/00m0$Build-2</meta:generator>
    <meta:document-statistic meta:table-count="1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74cm" xlink:href=".." xlink:type="simple" chart:class="chart:scatter" chart:column-mapping="0 2 1" chart:style-name="ch1">
        <chart:legend svg:x="12.568cm" svg:y="0.986cm" style:legend-expansion="custom" chartooo:width="2.695cm" chartooo:height="1.357cm" style:legend-expansion-aspect-ratio="1.98599852616065" chart:style-name="ch2"/>
        <chart:plot-area chart:style-name="ch3" table:cell-range-address="Sheet1.A1:Sheet1.A11 Sheet1.G1:Sheet1.G11 Sheet1.I1:Sheet1.J11" chart:data-source-has-labels="both" svg:x="0.437cm" svg:y="0.179cm" svg:width="13.513cm" svg:height="8.206cm">
          <chartooo:coordinate-region svg:x="1.27cm" svg:y="0.34cm" svg:width="12.44cm" svg:height="7.886cm"/>
          <chart:axis chart:dimension="x" chart:name="primary-x" chart:style-name="ch4" chartooo:axis-type="auto">
            <chart:categories table:cell-range-address="Sheet1.A1:Sheet1.A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1" chart:label-cell-address="Sheet1.G1:Sheet1.G1" chart:class="chart:scatter">
            <chart:domain table:cell-range-address="Sheet1.A2:Sheet1.A11"/>
            <chart:data-point chart:repeated="10"/>
          </chart:series>
          <chart:series chart:style-name="ch7" chart:values-cell-range-address="Sheet1.J2:Sheet1.J11" chart:label-cell-address="Sheet1.J1:Sheet1.J1" chart:class="chart:scatter">
            <chart:data-point chart:repeated="10"/>
          </chart:series>
          <chart:series chart:style-name="ch8" chart:values-cell-range-address="Sheet1.I2:Sheet1.I11" chart:label-cell-address="Sheet1.I1:Sheet1.I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</text:p>
                <draw:g>
                  <svg:desc>Sheet1.G1:Sheet1.G1</svg:desc>
                </draw:g>
              </table:table-cell>
              <table:table-cell office:value-type="string">
                <text:p>Difference</text:p>
                <draw:g>
                  <svg:desc>Sheet1.J1:Sheet1.J1</svg:desc>
                </draw:g>
              </table:table-cell>
              <table:table-cell office:value-type="string">
                <text:p>Cp 12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R</text:p>
                <draw:g>
                  <svg:desc>Sheet1.A1:Sheet1.A1</svg:desc>
                </draw:g>
              </table:table-cell>
              <table:table-cell office:value-type="float" office:value="0.1">
                <text:p>0.1</text:p>
                <draw:g>
                  <svg:desc>Sheet1.A2:Sheet1.A11</svg:desc>
                </draw:g>
              </table:table-cell>
              <table:table-cell office:value-type="float" office:value="0.0951513648727068">
                <text:p>0.0951513648727068</text:p>
                <draw:g>
                  <svg:desc>Sheet1.G2:Sheet1.G11</svg:desc>
                </draw:g>
              </table:table-cell>
              <table:table-cell office:value-type="float" office:value="0.0018540694610687">
                <text:p>0.0018540694610687</text:p>
                <draw:g>
                  <svg:desc>Sheet1.J2:Sheet1.J11</svg:desc>
                </draw:g>
              </table:table-cell>
              <table:table-cell office:value-type="float" office:value="0.0970054343337755">
                <text:p>0.0970054343337755</text:p>
                <draw:g>
                  <svg:desc>Sheet1.I2:Sheet1.I11</svg:desc>
                </draw:g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287843766635125">
                <text:p>0.287843766635125</text:p>
              </table:table-cell>
              <table:table-cell office:value-type="float" office:value="0.00721736428592601">
                <text:p>0.00721736428592601</text:p>
              </table:table-cell>
              <table:table-cell office:value-type="float" office:value="0.295061130921051">
                <text:p>0.295061130921051</text:p>
              </table:table-cell>
            </table:table-row>
            <table:table-row>
              <table:table-cell office:value-type="string"/>
              <table:table-cell office:value-type="float" office:value="0.375">
                <text:p>0.375</text:p>
              </table:table-cell>
              <table:table-cell office:value-type="float" office:value="0.363943611659607">
                <text:p>0.36394361165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25">
                <text:p>0.425</text:p>
              </table:table-cell>
              <table:table-cell office:value-type="float" office:value="0.390318315428431">
                <text:p>0.390318315428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407779826479475">
                <text:p>0.407779826479475</text:p>
              </table:table-cell>
              <table:table-cell office:value-type="float" office:value="0.00125522766743646">
                <text:p>0.00125522766743646</text:p>
              </table:table-cell>
              <table:table-cell office:value-type="float" office:value="0.409035054146912">
                <text:p>0.409035054146912</text:p>
              </table:table-cell>
            </table:table-row>
            <table:table-row>
              <table:table-cell office:value-type="string"/>
              <table:table-cell office:value-type="float" office:value="0.575">
                <text:p>0.575</text:p>
              </table:table-cell>
              <table:table-cell office:value-type="float" office:value="0.385772529836677">
                <text:p>0.38577252983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25">
                <text:p>0.625</text:p>
              </table:table-cell>
              <table:table-cell office:value-type="float" office:value="0.360133973690971">
                <text:p>0.36013397369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">
                <text:p>0.75</text:p>
              </table:table-cell>
              <table:table-cell office:value-type="float" office:value="0.261479005414532">
                <text:p>0.261479005414532</text:p>
              </table:table-cell>
              <table:table-cell office:value-type="float" office:value="-0.0025827028439363">
                <text:p>-0.0025827028439363</text:p>
              </table:table-cell>
              <table:table-cell office:value-type="float" office:value="0.258896302570596">
                <text:p>0.258896302570596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0.0852416637929524">
                <text:p>0.0852416637929524</text:p>
              </table:table-cell>
              <table:table-cell office:value-type="float" office:value="-0.00175313308098747">
                <text:p>-0.00175313308098747</text:p>
              </table:table-cell>
              <table:table-cell office:value-type="float" office:value="0.0834885307119649">
                <text:p>0.083488530711964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-0.0694830092644355">
                <text:p>-0.069483009264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legend chart:legend-position="end" svg:x="13.946cm" svg:y="4.245cm" style:legend-expansion="high" chart:style-name="ch2"/>
        <chart:plot-area chart:style-name="ch3" table:cell-range-address="Sheet1.A1:Sheet1.A11 Sheet1.C27:Sheet1.C36" chart:data-source-has-labels="row" svg:x="0.743cm" svg:y="0.41cm" svg:width="13.102cm" svg:height="8.645cm">
          <chartooo:coordinate-region svg:x="1.364cm" svg:y="0.57cm" svg:width="12.388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7:Sheet1.C36" chart:label-cell-address="Sheet1.A1:Sheet1.A1" chart:class="chart:scatter">
            <chart:domain table:cell-range-address="Sheet1.A1:Sheet1.A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SR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1</svg:desc>
                </draw:g>
              </table:table-cell>
              <table:table-cell office:value-type="float" office:value="29.0746444128479">
                <text:p>29.0746444128479</text:p>
                <draw:g>
                  <svg:desc>Sheet1.C27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2.0599826037261">
                <text:p>32.0599826037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28.9736252711305">
                <text:p>28.973625271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26.7400765921919">
                <text:p>26.7400765921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5">
                <text:p>0.425</text:p>
              </table:table-cell>
              <table:table-cell office:value-type="float" office:value="23.6276797781317">
                <text:p>23.6276797781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0.2794010651127">
                <text:p>20.2794010651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5">
                <text:p>0.575</text:p>
              </table:table-cell>
              <table:table-cell office:value-type="float" office:value="17.8554956970571">
                <text:p>17.8554956970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5">
                <text:p>0.625</text:p>
              </table:table-cell>
              <table:table-cell office:value-type="float" office:value="12.2626072506528">
                <text:p>12.2626072506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5.80071217824804">
                <text:p>5.800712178248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.63718303631988">
                <text:p>1.6371830363198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